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f38" officeooo:paragraph-rsid="001d5f38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ai deux possibilité de projet <text:line-break/><text:line-break/>1<text:span text:style-name="T1">er </text:span>:</text:p>
      <text:p text:style-name="P1"/>
      <text:p text:style-name="P1">Suivre des formations en IA afin de crée une ia pour la gestion de mon diabète et peut être la commercialisé par la suite,</text:p>
      <text:p text:style-name="P1"/>
      <text:p text:style-name="P1">2eme :</text:p>
      <text:p text:style-name="P1"/>
      <text:p text:style-name="P1">Trouver une boite ou je puisse me plaire et être utile peut importe le domaine mais principalement dans le web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4:11:53.380000000</dc:date>
    <meta:editing-duration>PT2M15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53" meta:character-count="278" meta:non-whitespace-character-count="227"/>
  </office:meta>
</office:document-meta>
</file>